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писание нотации.</text:p>
      <text:p text:style-name="P1"/>
      <text:p text:style-name="P3">Задача : представить в n-мерном пространстве кубическую структуру. Структура может состоять из точек, отрезков, … n-мерных кубов (примитивов). </text:p>
      <text:p text:style-name="P3"/>
      <text:p text:style-name="P3">Опишем нотацию, позволяющую задать множество таких примитивов в n-мерном пространстве.</text:p>
      <text:p text:style-name="P3">Каждая запись в этой нотации будет описывать примитив, и его смещение. Для n-мерного пространства запись для описания каждого примитива будет состоять из n секций. Каждая секция будет соответствовать одному базисному вектору в n-мерном пространстве</text:p>
      <text:p text:style-name="P3"/>
      <text:p text:style-name="P3">В каждой секции такой записи содержится : модуль смещения вдоль этого вектора, знак смещение, и бинарный признак, который будет означать, имеет ли данные примитив ненулевую <text:s/>длину проекции в данном направлении. В случае, если длина проекции 0, то признаком будет являться буква p, если проекция ненулевая, то признак — буква d.</text:p>
      <text:p text:style-name="P3"/>
      <text:p text:style-name="P3">В нотации все секции разделены знаком «/».</text:p>
      <text:p text:style-name="P3"/>
      <text:p text:style-name="P2">ПРИМЕР:</text:p>
      <text:p text:style-name="P3">&gt;&gt;</text:p>
      <text:p text:style-name="P3">Итак, если мы хотим описать трёхмерный куб в трёхмерном пространстве, смещённый на (1,2,3), то это будет : /d+1/d+2/d+3/</text:p>
      <text:p text:style-name="P3">&lt;&lt;</text:p>
      <text:p text:style-name="P3"/>
      <text:p text:style-name="P3">Используя эту нотацию, можно строить сколь угодно сложные дискретные фигуры в n-мерном пространстве. <text:s/>Кроме этого, на данной нотации достаточно просто реализуются операторы отражения относительно какой-либо гиперплоскости.</text:p>
      <text:p text:style-name="P3"/>
      <text:p text:style-name="P2">ПРИМЕР:</text:p>
      <text:p text:style-name="P2">&gt;&gt;</text:p>
      <text:p text:style-name="P3">Требуется отразить куб /d+1/d+2/d+3/ относительно второго базисного вектора, </text:p>
      <text:p text:style-name="P3"/>
      <text:p text:style-name="P3"/>
      <text:p text:style-name="P3">Результат : /d+1/d-2/d+3/</text:p>
      <text:p text:style-name="P3">&lt;&lt;</text:p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an Tolstosheyev</meta:initial-creator>
    <meta:creation-date>2010-07-03T18:38:11</meta:creation-date>
    <meta:generator>OpenOffice.org/3.2$Unix OpenOffice.org_project/320m12$Build-9483</meta:generator>
    <dc:date>2011-04-17T20:54:46</dc:date>
    <dc:creator>Ivan Tolstosheyev</dc:creator>
    <meta:editing-duration>PT00H23M54S</meta:editing-duration>
    <meta:editing-cycles>3</meta:editing-cycles>
    <meta:document-statistic meta:table-count="0" meta:image-count="0" meta:object-count="0" meta:page-count="1" meta:paragraph-count="17" meta:word-count="182" meta:character-count="1330"/>
  </office:meta>
</office:document-meta>
</file>